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irst_20_line_20_indent">
      <style:text-properties fo:language="ru" fo:country="RU" officeooo:paragraph-rsid="00058c6c"/>
    </style:style>
    <style:style style:name="P2" style:family="paragraph" style:parent-style-name="First_20_line_20_indent">
      <style:text-properties fo:language="ru" fo:country="RU" officeooo:paragraph-rsid="000e2f29"/>
    </style:style>
    <style:style style:name="P3" style:family="paragraph" style:parent-style-name="First_20_line_20_indent">
      <style:text-properties fo:language="ru" fo:country="RU" officeooo:rsid="00010753" officeooo:paragraph-rsid="0002be2c"/>
    </style:style>
    <style:style style:name="P4" style:family="paragraph" style:parent-style-name="First_20_line_20_indent">
      <style:text-properties fo:language="ru" fo:country="RU" fo:font-weight="bold" officeooo:rsid="0031d911" officeooo:paragraph-rsid="0040400c" style:font-weight-asian="bold" style:font-weight-complex="bold"/>
    </style:style>
    <style:style style:name="P5" style:family="paragraph" style:parent-style-name="First_20_line_20_indent">
      <style:text-properties fo:language="ru" fo:country="RU" fo:font-weight="bold" officeooo:rsid="0049dd0a" officeooo:paragraph-rsid="0049dd0a" style:font-weight-asian="bold" style:font-weight-complex="bold"/>
    </style:style>
    <style:style style:name="P6" style:family="paragraph" style:parent-style-name="First_20_line_20_indent">
      <style:text-properties fo:language="ru" fo:country="RU" officeooo:rsid="0035dd33" officeooo:paragraph-rsid="00377c70"/>
    </style:style>
    <style:style style:name="P7" style:family="paragraph" style:parent-style-name="First_20_line_20_indent">
      <style:text-properties fo:language="ru" fo:country="RU" officeooo:rsid="0035dd33" officeooo:paragraph-rsid="003e6f9f"/>
    </style:style>
    <style:style style:name="P8" style:family="paragraph" style:parent-style-name="First_20_line_20_indent">
      <style:text-properties fo:language="ru" fo:country="RU" officeooo:rsid="00377c70" officeooo:paragraph-rsid="00377c70"/>
    </style:style>
    <style:style style:name="P9" style:family="paragraph" style:parent-style-name="First_20_line_20_indent">
      <style:text-properties fo:language="ru" fo:country="RU" officeooo:rsid="0001e257" officeooo:paragraph-rsid="00058c6c"/>
    </style:style>
    <style:style style:name="P10" style:family="paragraph" style:parent-style-name="First_20_line_20_indent">
      <style:text-properties fo:language="ru" fo:country="RU" officeooo:rsid="000315e3" officeooo:paragraph-rsid="000315e3"/>
    </style:style>
    <style:style style:name="P11" style:family="paragraph" style:parent-style-name="First_20_line_20_indent">
      <style:text-properties fo:language="ru" fo:country="RU" officeooo:rsid="00058c6c" officeooo:paragraph-rsid="00058c6c"/>
    </style:style>
    <style:style style:name="P12" style:family="paragraph" style:parent-style-name="First_20_line_20_indent">
      <style:text-properties fo:language="ru" fo:country="RU" officeooo:rsid="001c75cc" officeooo:paragraph-rsid="0040400c"/>
    </style:style>
    <style:style style:name="P13" style:family="paragraph" style:parent-style-name="First_20_line_20_indent">
      <style:text-properties fo:language="ru" fo:country="RU" officeooo:rsid="001e1f77" officeooo:paragraph-rsid="0040400c"/>
    </style:style>
    <style:style style:name="P14" style:family="paragraph" style:parent-style-name="First_20_line_20_indent">
      <style:text-properties fo:language="ru" fo:country="RU" officeooo:rsid="002468a9" officeooo:paragraph-rsid="0040400c"/>
    </style:style>
    <style:style style:name="P15" style:family="paragraph" style:parent-style-name="First_20_line_20_indent">
      <style:text-properties fo:language="ru" fo:country="RU" officeooo:rsid="003cc73c" officeooo:paragraph-rsid="003cc73c"/>
    </style:style>
    <style:style style:name="P16" style:family="paragraph" style:parent-style-name="First_20_line_20_indent">
      <style:text-properties fo:language="ru" fo:country="RU" officeooo:rsid="00472034" officeooo:paragraph-rsid="00472034"/>
    </style:style>
    <style:style style:name="P17" style:family="paragraph" style:parent-style-name="First_20_line_20_indent">
      <style:text-properties fo:language="ru" fo:country="RU" officeooo:rsid="00472034" officeooo:paragraph-rsid="00483977"/>
    </style:style>
    <style:style style:name="P18" style:family="paragraph" style:parent-style-name="First_20_line_20_indent">
      <style:text-properties fo:language="ru" fo:country="RU" officeooo:rsid="0049dd0a" officeooo:paragraph-rsid="0049dd0a"/>
    </style:style>
    <style:style style:name="P19" style:family="paragraph" style:parent-style-name="First_20_line_20_indent">
      <style:text-properties fo:language="ru" fo:country="RU" officeooo:rsid="0049534b" officeooo:paragraph-rsid="0049534b"/>
    </style:style>
    <style:style style:name="P20" style:family="paragraph" style:parent-style-name="First_20_line_20_indent">
      <style:text-properties fo:language="ru" fo:country="RU" officeooo:rsid="000ab8c7" officeooo:paragraph-rsid="000e2f29"/>
    </style:style>
    <style:style style:name="P21" style:family="paragraph" style:parent-style-name="First_20_line_20_indent">
      <style:text-properties fo:language="ru" fo:country="RU" officeooo:rsid="004b3670" officeooo:paragraph-rsid="004a9086"/>
    </style:style>
    <style:style style:name="P22" style:family="paragraph" style:parent-style-name="First_20_line_20_indent">
      <style:text-properties fo:language="ru" fo:country="RU" officeooo:rsid="002e25c1" officeooo:paragraph-rsid="002e25c1"/>
    </style:style>
    <style:style style:name="P23" style:family="paragraph" style:parent-style-name="First_20_line_20_indent">
      <style:text-properties fo:language="ru" fo:country="RU" officeooo:rsid="0031d911" officeooo:paragraph-rsid="0040400c"/>
    </style:style>
    <style:style style:name="P24" style:family="paragraph" style:parent-style-name="First_20_line_20_indent">
      <style:text-properties fo:language="ru" fo:country="RU" officeooo:rsid="0017f95b" officeooo:paragraph-rsid="004a9086"/>
    </style:style>
    <style:style style:name="P25" style:family="paragraph" style:parent-style-name="First_20_line_20_indent">
      <style:text-properties fo:language="ru" fo:country="RU" fo:font-weight="normal" officeooo:rsid="0051be5f" officeooo:paragraph-rsid="0055a246" style:font-weight-asian="normal" style:font-weight-complex="normal"/>
    </style:style>
    <style:style style:name="P26" style:family="paragraph" style:parent-style-name="First_20_line_20_indent">
      <style:text-properties fo:language="ru" fo:country="RU" fo:font-weight="normal" officeooo:rsid="0055f7c0" officeooo:paragraph-rsid="0055f7c0" style:font-weight-asian="normal" style:font-weight-complex="normal"/>
    </style:style>
    <style:style style:name="P27" style:family="paragraph" style:parent-style-name="First_20_line_20_indent">
      <style:text-properties fo:language="ru" fo:country="RU" fo:font-weight="normal" officeooo:rsid="0054358a" officeooo:paragraph-rsid="0055f7c0" style:font-weight-asian="normal" style:font-weight-complex="normal"/>
    </style:style>
    <style:style style:name="P28" style:family="paragraph" style:parent-style-name="First_20_line_20_indent">
      <style:text-properties fo:language="ru" fo:country="RU" officeooo:rsid="00592a55" officeooo:paragraph-rsid="00592a55"/>
    </style:style>
    <style:style style:name="P29" style:family="paragraph" style:parent-style-name="First_20_line_20_indent">
      <style:text-properties fo:language="ru" fo:country="RU" officeooo:rsid="005c459c" officeooo:paragraph-rsid="005d9ee2"/>
    </style:style>
    <style:style style:name="P30" style:family="paragraph" style:parent-style-name="First_20_line_20_indent">
      <style:text-properties fo:language="ru" fo:country="RU" officeooo:rsid="005c459c" officeooo:paragraph-rsid="005c459c"/>
    </style:style>
    <style:style style:name="P31" style:family="paragraph" style:parent-style-name="First_20_line_20_indent">
      <style:text-properties fo:language="ru" fo:country="RU" officeooo:rsid="000d95aa" officeooo:paragraph-rsid="000d95aa"/>
    </style:style>
    <style:style style:name="P32" style:family="paragraph" style:parent-style-name="First_20_line_20_indent">
      <style:text-properties fo:language="ru" fo:country="RU" officeooo:rsid="005fc14e" officeooo:paragraph-rsid="005fc14e"/>
    </style:style>
    <style:style style:name="P33" style:family="paragraph" style:parent-style-name="First_20_line_20_indent">
      <style:text-properties fo:language="ru" fo:country="RU" officeooo:rsid="00617cf1" officeooo:paragraph-rsid="00617cf1"/>
    </style:style>
    <style:style style:name="P34" style:family="paragraph" style:parent-style-name="First_20_line_20_indent">
      <style:text-properties fo:language="ru" fo:country="RU" officeooo:rsid="00617cf1" officeooo:paragraph-rsid="00645551"/>
    </style:style>
    <style:style style:name="P35" style:family="paragraph" style:parent-style-name="First_20_line_20_indent">
      <style:text-properties fo:language="ru" fo:country="RU" officeooo:rsid="00645551" officeooo:paragraph-rsid="00645551"/>
    </style:style>
    <style:style style:name="P36" style:family="paragraph" style:parent-style-name="First_20_line_20_indent">
      <style:text-properties fo:language="ru" fo:country="RU" officeooo:rsid="005d9ee2" officeooo:paragraph-rsid="005d9ee2"/>
    </style:style>
    <style:style style:name="P37" style:family="paragraph" style:parent-style-name="First_20_line_20_indent">
      <style:text-properties fo:language="ru" fo:country="RU" officeooo:rsid="006858ae" officeooo:paragraph-rsid="006858ae"/>
    </style:style>
    <style:style style:name="P38" style:family="paragraph" style:parent-style-name="First_20_line_20_indent">
      <style:text-properties fo:language="ru" fo:country="RU" officeooo:rsid="006a3e6c" officeooo:paragraph-rsid="006a3e6c"/>
    </style:style>
    <style:style style:name="P39" style:family="paragraph" style:parent-style-name="First_20_line_20_indent">
      <style:text-properties officeooo:paragraph-rsid="0017bb28"/>
    </style:style>
    <style:style style:name="P40" style:family="paragraph" style:parent-style-name="First_20_line_20_indent">
      <style:text-properties officeooo:rsid="0017bb28" officeooo:paragraph-rsid="004a9086"/>
    </style:style>
    <style:style style:name="P41" style:family="paragraph" style:parent-style-name="First_20_line_20_indent">
      <style:text-properties officeooo:rsid="0017bb28" officeooo:paragraph-rsid="00518b3f"/>
    </style:style>
    <style:style style:name="P42" style:family="paragraph" style:parent-style-name="First_20_line_20_indent">
      <style:text-properties officeooo:rsid="0017f95b" officeooo:paragraph-rsid="00472034"/>
    </style:style>
    <style:style style:name="P43" style:family="paragraph" style:parent-style-name="First_20_line_20_indent">
      <style:text-properties officeooo:rsid="0017f95b" officeooo:paragraph-rsid="004a9086"/>
    </style:style>
    <style:style style:name="P44" style:family="paragraph" style:parent-style-name="First_20_line_20_indent">
      <style:text-properties officeooo:rsid="0017f95b" officeooo:paragraph-rsid="00518b3f"/>
    </style:style>
    <style:style style:name="P45" style:family="paragraph" style:parent-style-name="First_20_line_20_indent">
      <style:text-properties fo:font-weight="bold" style:font-weight-asian="bold" style:font-weight-complex="bold"/>
    </style:style>
    <style:style style:name="P46" style:family="paragraph" style:parent-style-name="First_20_line_20_indent">
      <style:text-properties fo:font-weight="bold" officeooo:rsid="0031d911" officeooo:paragraph-rsid="0040400c" style:font-weight-asian="bold" style:font-weight-complex="bold"/>
    </style:style>
    <style:style style:name="P47" style:family="paragraph" style:parent-style-name="First_20_line_20_indent">
      <style:text-properties fo:font-weight="bold" officeooo:rsid="0017bb28" officeooo:paragraph-rsid="0017bb28" style:font-weight-asian="bold" style:font-weight-complex="bold"/>
    </style:style>
    <style:style style:name="P48" style:family="paragraph" style:parent-style-name="First_20_line_20_indent">
      <style:text-properties officeooo:paragraph-rsid="00472034"/>
    </style:style>
    <style:style style:name="P49" style:family="paragraph" style:parent-style-name="First_20_line_20_indent">
      <style:text-properties officeooo:paragraph-rsid="0049e7af"/>
    </style:style>
    <style:style style:name="P50" style:family="paragraph" style:parent-style-name="Text_20_body">
      <style:paragraph-properties fo:margin-left="8.8cm" fo:margin-right="0cm" fo:margin-top="0cm" fo:margin-bottom="0.212cm" loext:contextual-spacing="false" fo:text-align="end" style:justify-single-word="false" fo:text-indent="0cm" style:auto-text-indent="false"/>
      <style:text-properties fo:font-style="italic" officeooo:rsid="0039a624" officeooo:paragraph-rsid="0039a624" style:font-style-asian="italic" style:font-style-complex="italic"/>
    </style:style>
    <style:style style:name="P51" style:family="paragraph" style:parent-style-name="Text_20_body" style:master-page-name="">
      <style:paragraph-properties fo:margin-left="8.8cm" fo:margin-right="0cm" fo:margin-top="0cm" fo:margin-bottom="0cm" loext:contextual-spacing="false" fo:text-indent="0cm" style:auto-text-indent="false" style:page-number="auto"/>
      <style:text-properties fo:font-style="italic" officeooo:rsid="0039a624" officeooo:paragraph-rsid="0039a624" style:font-style-asian="italic" style:font-style-complex="italic"/>
    </style:style>
    <style:style style:name="P52" style:family="paragraph" style:parent-style-name="Text_20_body">
      <style:paragraph-properties fo:margin-left="8.8cm" fo:margin-right="0cm" fo:margin-top="0cm" fo:margin-bottom="0cm" loext:contextual-spacing="false" fo:text-indent="0cm" style:auto-text-indent="false"/>
      <style:text-properties fo:font-style="italic" officeooo:rsid="0039a624" officeooo:paragraph-rsid="0039a624" style:font-style-asian="italic" style:font-style-complex="italic"/>
    </style:style>
    <style:style style:name="P53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dd0a" officeooo:paragraph-rsid="0049dd0a"/>
    </style:style>
    <style:style style:name="P54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1056ef" officeooo:paragraph-rsid="000e2f29"/>
    </style:style>
    <style:style style:name="P55" style:family="paragraph" style:parent-style-name="Text_20_body">
      <style:paragraph-properties fo:text-align="center" style:justify-single-word="false"/>
      <style:text-properties fo:font-style="italic" fo:font-weight="bold" officeooo:rsid="00645551" officeooo:paragraph-rsid="00645551" style:font-style-asian="italic" style:font-weight-asian="bold" style:font-style-complex="italic" style:font-weight-complex="bold"/>
    </style:style>
    <style:style style:name="P56" style:family="paragraph" style:parent-style-name="First_20_line_20_indent">
      <style:paragraph-properties fo:break-before="page"/>
      <style:text-properties fo:language="ru" fo:country="RU" officeooo:rsid="0008fd25" officeooo:paragraph-rsid="002e25c1"/>
    </style:style>
    <style:style style:name="P57" style:family="paragraph" style:parent-style-name="First_20_line_20_indent">
      <style:paragraph-properties fo:break-before="page"/>
      <style:text-properties officeooo:paragraph-rsid="0017bb28"/>
    </style:style>
    <style:style style:name="P58" style:family="paragraph" style:parent-style-name="Heading_20_1">
      <style:paragraph-properties fo:text-align="center" style:justify-single-word="false"/>
      <style:text-properties officeooo:rsid="001056ef"/>
    </style:style>
    <style:style style:name="P59" style:family="paragraph" style:parent-style-name="Heading_20_1">
      <style:paragraph-properties fo:text-align="center" style:justify-single-word="false"/>
      <style:text-properties officeooo:rsid="004dfecb" officeooo:paragraph-rsid="004dfecb"/>
    </style:style>
    <style:style style:name="P60" style:family="paragraph" style:parent-style-name="First_20_line_20_indent" style:list-style-name="L1">
      <style:text-properties fo:language="ru" fo:country="RU" officeooo:rsid="005c459c" officeooo:paragraph-rsid="000d95aa"/>
    </style:style>
    <style:style style:name="P61" style:family="paragraph" style:parent-style-name="First_20_line_20_indent" style:list-style-name="L1">
      <style:text-properties fo:language="ru" fo:country="RU" officeooo:rsid="005c459c" officeooo:paragraph-rsid="005c459c"/>
    </style:style>
    <style:style style:name="P62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010753" officeooo:paragraph-rsid="0002be2c"/>
    </style:style>
    <style:style style:name="T1" style:family="text">
      <style:text-properties officeooo:rsid="00058c6c"/>
    </style:style>
    <style:style style:name="T2" style:family="text">
      <style:text-properties officeooo:rsid="0008fd25"/>
    </style:style>
    <style:style style:name="T3" style:family="text">
      <style:text-properties officeooo:rsid="0017bb28"/>
    </style:style>
    <style:style style:name="T4" style:family="text">
      <style:text-properties officeooo:rsid="0017f95b"/>
    </style:style>
    <style:style style:name="T5" style:family="text">
      <style:text-properties fo:font-weight="bold" officeooo:rsid="0017bb28" style:font-weight-asian="bold" style:font-weight-complex="bold"/>
    </style:style>
    <style:style style:name="T6" style:family="text">
      <style:text-properties fo:font-weight="bold" officeooo:rsid="0017f95b" style:font-weight-asian="bold" style:font-weight-complex="bold"/>
    </style:style>
    <style:style style:name="T7" style:family="text">
      <style:text-properties fo:font-weight="bold" officeooo:rsid="001bd851" style:font-weight-asian="bold" style:font-weight-complex="bold"/>
    </style:style>
    <style:style style:name="T8" style:family="text">
      <style:text-properties officeooo:rsid="001bd851"/>
    </style:style>
    <style:style style:name="T9" style:family="text">
      <style:text-properties officeooo:rsid="00058c6c" fo:background-color="transparent" loext:char-shading-value="0"/>
    </style:style>
    <style:style style:name="T10" style:family="text">
      <style:text-properties officeooo:rsid="00328db4" fo:background-color="transparent" loext:char-shading-value="0"/>
    </style:style>
    <style:style style:name="T11" style:family="text">
      <style:text-properties officeooo:rsid="000765eb" fo:background-color="transparent" loext:char-shading-value="0"/>
    </style:style>
    <style:style style:name="T12" style:family="text">
      <style:text-properties officeooo:rsid="0035b529" fo:background-color="transparent" loext:char-shading-value="0"/>
    </style:style>
    <style:style style:name="T13" style:family="text">
      <style:text-properties officeooo:rsid="00377c70"/>
    </style:style>
    <style:style style:name="T14" style:family="text">
      <style:text-properties officeooo:rsid="0038aafb"/>
    </style:style>
    <style:style style:name="T15" style:family="text">
      <style:text-properties officeooo:rsid="0039a624"/>
    </style:style>
    <style:style style:name="T16" style:family="text">
      <style:text-properties officeooo:rsid="003a77b7"/>
    </style:style>
    <style:style style:name="T17" style:family="text">
      <style:text-properties officeooo:rsid="003e6f9f"/>
    </style:style>
    <style:style style:name="T18" style:family="text">
      <style:text-properties officeooo:rsid="0040400c"/>
    </style:style>
    <style:style style:name="T19" style:family="text">
      <style:text-properties officeooo:rsid="0046bfc7"/>
    </style:style>
    <style:style style:name="T20" style:family="text">
      <style:text-properties officeooo:rsid="00483977"/>
    </style:style>
    <style:style style:name="T21" style:family="text">
      <style:text-properties fo:language="ru" fo:country="RU" officeooo:rsid="00290ed4"/>
    </style:style>
    <style:style style:name="T22" style:family="text">
      <style:text-properties fo:language="ru" fo:country="RU" officeooo:rsid="0049e7af"/>
    </style:style>
    <style:style style:name="T23" style:family="text">
      <style:text-properties fo:language="ru" fo:country="RU" officeooo:rsid="00645551"/>
    </style:style>
    <style:style style:name="T24" style:family="text">
      <style:text-properties officeooo:rsid="0049e7af"/>
    </style:style>
    <style:style style:name="T25" style:family="text">
      <style:text-properties officeooo:rsid="004ea240"/>
    </style:style>
    <style:style style:name="T26" style:family="text">
      <style:text-properties officeooo:rsid="004fab7e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518b3f"/>
    </style:style>
    <style:style style:name="T29" style:family="text">
      <style:text-properties officeooo:rsid="0055a246"/>
    </style:style>
    <style:style style:name="T30" style:family="text">
      <style:text-properties officeooo:rsid="00567459"/>
    </style:style>
    <style:style style:name="T31" style:family="text">
      <style:text-properties officeooo:rsid="005ae938"/>
    </style:style>
    <style:style style:name="T32" style:family="text">
      <style:text-properties officeooo:rsid="005d9ee2"/>
    </style:style>
    <style:style style:name="T33" style:family="text">
      <style:text-properties officeooo:rsid="00645551"/>
    </style:style>
    <style:style style:name="T34" style:family="text">
      <style:text-properties officeooo:rsid="0067c1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Синопсис</text:h>
      <text:p text:style-name="P55">(краткое изложение событий сериала)</text:p>
      <text:p text:style-name="Standard">Иван – молодой талантливый инженер-механик – живёт в деревянном доме со своими сёстрами. Первая сестра — механик, вторая — доктор, третья — монашка. В дом врезается машина. Из машины появляется <text:s/>человек, берёт в жёны одну из сестёр (которая доктор), они вместе уезжают. Таким же образом одна за другой в дом врезаются другие машины, из них появляются люди и берут в жёны других двух сестёр. Иван остаётся один. За ним приезжает Храбрый Назар и приглашает к своей сестре Марье Моревне, которой нужно починить мотоцикл. Иван отправляется в путешествие. </text:p>
      <text:p text:style-name="P62"/>
      <text:p text:style-name="P62">По дороге он встречает Марью Моревну, атакованную неизвестными солдатами. Вдвоём они расправляются с армией солдат и отправляются в поместье Марьи Моревны. Между ними завязываются романтические отношения. </text:p>
      <text:p text:style-name="P3">Иван чинит мотоцикл Моревны и она уезжает на слёт байкеров, оставив Ивана в поместье одного. Иван находит в подвале поместья гигантского робота Кощея, закованного в цепи, и по легкомыслию освобождает его. Кощей тут же улетает вслед за Марьей Моревной чтобы захватить её. Иван в панике устремляется вслед. Он находит разбитый мотоцикл Моревны и узнаёт что её похитил Кощей. Иван хочет всё исправить и отправляется спасти Марью Моревну. </text:p>
      <text:p text:style-name="P9">По дороге в развалинах старой лаборатории он встречает Бабу Ягу, которая сообщает ему, что он может найти Кощея в старых развалинах <text:s/>посреди Острова. Иван отправляется к развалинам, по дороге навестив всех трёх своих сестёр.</text:p>
      <text:p text:style-name="P10">Достигнув развалин посреди Острова, Иван находит там Моревну и увозит её. Кощей отправляется за ними в погоню, догоняет, забирает Марью Моревну. <text:s/>Кощей предупреждает Ивана что убьёт его, если тот попытается ещё раз украсть Моревну. </text:p>
      <text:p text:style-name="P10">Несмотря на угрозу, Иван снова приезжает за Моревной и забирает. Кощей снова отправляется в погоню. По дороге Иван спрашивает Моревну про Кощея и как его победить. Моревна рассказывает Ивану, что она — смерть Кощея и что он будет жить до тех пор пока жива она. Иван шокирован этой новостью и в этот момент Кощей <text:span text:style-name="T25">атакует</text:span> машину Ивана и убивает его. Забрав Моревну, он возвращается обратно в развалины.</text:p>
      <text:p text:style-name="P1"><text:span text:style-name="T1">Приезжают сёстры Ивана и воскрешают его. Но Иван не может прийти в себя после пережитого:</text:span><text:span text:style-name="T9"> он </text:span><text:span text:style-name="T10">не </text:span><text:span text:style-name="T11">принимает</text:span><text:span text:style-name="T9"> свой новый облик, </text:span><text:span text:style-name="T12">понимая, что он теперь сам чудовище;</text:span><text:span text:style-name="T9"> не видит способа спасти Марью Моревну и тем самым исправить содеянные ошибки.</text:span><text:span text:style-name="T1"> Тогда к Ивану приходит Парень В Чёрном, который вправляет ему мозги.</text:span></text:p>
      <text:p text:style-name="P11">Иван отправляется за советом к Бабе Яге. Баба Яга рассказывает Ивану, что Остров на котором они находятся — это сказочная реальность, а за его пределами находится Обычный Мир. Если увезти Моревну с острова, то она станет обычным человеком и перестанет быть Смертью Кощея — тогда Кощей погибнет. Но Баба Яга предупреждает — из-за своего нового обличья Иван уже в б<text:span text:style-name="T25">О</text:span>льшей степени часть сказочного мира, чем обычного. Поэтому, если Иван покинет остров — он умрёт. Иван всё ещё полон решимости исправить свои ошибки и потому решает увезти Моревну с острова во что бы то ни стало. Баба Яга даёт ему новую машину и Иван отправляется за Моревной.</text:p>
      <text:p text:style-name="P2"><text:span text:style-name="T2">Иван забирает Моревну и снова начинается погоня. Моревна не знает куда её везёт Иван. Они доезжают до моста, ведущего с острова и обнаруживают что мост перекрыт танками. Иван и </text:span><text:soft-page-break/><text:span text:style-name="T2">Моревна пытаются прорваться, но один из снарядов попадает в машину. Тогда машина трансформируется в робота. Иван пилотирует этого робота и вынужден драться сначала с танками, потом с Кощеем. В этот момент происходит разговор Моревны с Парнем В Чёрном. Моревна просит забрать её жизнь чтобы покончить со всем этим ради спасения жизни Ивана. Парень В Чёрном снимает с неё проклятие, но оставляет в живых. Кощей погибает. Иван и Моревна отправляются домой.</text:span></text:p>
      <text:p text:style-name="P54"/>
      <text:h text:style-name="P59" text:outline-level="1">Концепт</text:h>
      <text:p text:style-name="P55">(всё, что происходило до начала сериала)</text:p>
      <text:p text:style-name="P46">Остров</text:p>
      <text:p text:style-name="P12">Действие происходит в далёком будущем, на некотором Острове. В самом центре Острова, посреди старых развалин находится Преобразователь Реальности. Это устройство генерирует особое поле, которое преобразовывает обыденную реальность в сказочную. Поэтому жизнь на Острове необычная — его населяют сказочные персонажи (или близкие к сказочным) и все события происходят по законам сказочного мира. Сам Преобразователь Реальности — это не сказочная вещь, а техническое устройство. Это часть древнего эксперимента, наследие далёких предков, оставшееся от давно ушедшей цивилизации.</text:p>
      <text:p text:style-name="P12">За пределами Острова, вне поля действия Преобразователя находится обычный мир. В нем сказочные персонажи не могут существовать, а сказочные законы теряют свою силу.</text:p>
      <text:p text:style-name="P13">Часть населения Острова — люди, пришедшие из обычного мира. Вместе с собой они принесли на Остров предметы и элементы культуры обычного мира — машины, мотоциклы, науку. На Острове и люди и предметы в соответствии с законами сказки могут приобретать новые необычные свойства. </text:p>
      <text:p text:style-name="P14">Феномен Острова будоражил умы многих людей и были предприняты многие попытки исследовать законы Острова, а также использовать в своих целях. Как правило, такие попытки ни к чему не приводили, потому что законы Острова не действуют за пределами поля Преобразователя. Но, так как Преобразователь генерирует в целом добрую сказочную реальность, многие люди <text:s/>предпочли остаться жить на Острове и обитают на нём уже в течении нескольких поколений. Поэтому для многих жителей острова всё происходящее на Острове уже не является чем-то необычным и они не подозревают о существовании обычного мира за пределами Острова.</text:p>
      <text:p text:style-name="P4"/>
      <text:p text:style-name="P4">Правительство</text:p>
      <text:p text:style-name="P23">Обычный мир за пределами Острова <text:span text:style-name="T26">раз</text:span>делён на государства, которые не имеют названий — только номера. Остров находится на территории государства «39», которым управляет Правительство, возглавляемое деспотичным Президентом. Для Правительства Остров также представляет особый интерес. С одной стороны, это территория, где не действует какая-либо власть — Остров живёт по собственным законам. Обнаружив миграцию людей на Остров, Правительство поспешило закрыть к нему доступ, объявив зоной карантина. С другой стороны, необычные свойства Острова являются очевидно <text:span text:style-name="T26">полезными</text:span> — многие члены Правительства используют <text:s/>его как санаторий, чтобы подправить захиревшее здоровье или даже омолодиться на годик другой. А беспокойные учёные умы продолжают грезить об использовании свойств Острова на благо государства — в частности, для создания новых видов оружия.</text:p>
      <text:p text:style-name="P45"><text:soft-page-break/></text:p>
      <text:p text:style-name="P45">Кощей <text:span text:style-name="T16">(введение в Кощелогию)</text:span></text:p>
      <text:p text:style-name="P51">Если есть жизнь, значит есть и смерть.</text:p>
      <text:p text:style-name="P52">Но если есть смерть, значит должна быть и жизнь.</text:p>
      <text:p text:style-name="P50">Из свитков Чёрного Бога</text:p>
      <text:p text:style-name="P7">Кощей — это злой древний <text:span text:style-name="T15">Ч</text:span>ёрный <text:span text:style-name="T15">Б</text:span>ог, <text:span text:style-name="T26">обитавший на острове много сотен лет назад, но повергнутый в небытиё</text:span>. <text:span text:style-name="T17">Он обладает свойством искажать добрую сказочную реальность вокруг себя, превращая её в злую (появляется нечисть, чудовища и пр.).</text:span></text:p>
      <text:p text:style-name="P7">Учёные <text:span text:style-name="T17">находят</text:span> останки <text:span text:style-name="T17">Кощея</text:span> на острове. Вместе с ним они нашли артефакт — <text:span text:style-name="T13">И</text:span>глу — <text:s/>и свитки, в которых рассказывалось о Кощее и описывалось как его воскресить.</text:p>
      <text:p text:style-name="P6">Кощей — невероятно силён, он — <text:s/>воплощение абсолютного, <text:span text:style-name="T27">бессмертного</text:span> зла. По законам Жизни, такое зло не может прийти в наш мир без «залога», иначе это нарушит его равновесие, уничтожит его. По законам Жизни никто не может быть бессмертным, поэтому для того чтобы пустить Кощея в наш мир необходимо дать ему <text:span text:style-name="T13">смерть. Чью-то смерть. Для этого нужна Игла — проникнув в тело человека, она становится его частью и транслирует смерть человека в Кощея. Т.е. они делят смерть одну на двоих. Если умирает человек, то умирает и Кощей. Таким образом, </text:span>залогом существования Кощея является человек, ставший носителем <text:span text:style-name="T19">И</text:span>глы.</text:p>
      <text:p text:style-name="P8">Но <text:span text:style-name="T14">т.к. у человека (носителя Иглы) и Кощея смерть одна на двоих, то и жизнь одна на двоих. Благодаря этой связи, которую устанавливает Игла, носитель <text:s/>черпает жизненную силу Кощея (становится выносливым, дольше живёт). Игла также устанавливает ментальную связь между человеком и Кощеем — т.е. они могут проникать в сознание (или скорее подсознание) друг друга.</text:span></text:p>
      <text:p text:style-name="P15">Учёные начали изучать свойства Иглы и начали разрабатывать амулет, который <text:span text:style-name="T18">должен</text:span> катализир<text:span text:style-name="T18">овать</text:span> свойства Иглы — многократно усилива<text:span text:style-name="T18">ть</text:span> передачу жизненной силы (вплоть до того, что человек-носитель получает способности регенерации) и также усилива<text:span text:style-name="T18">ть</text:span> <text:span text:style-name="T17">ментальную связь, вплоть до того что позволяет контролировать Кощея.</text:span></text:p>
      <text:p text:style-name="P16">Таким образом, идея учёных (и правительства) — превратить Кощея в контролируемое оружие.</text:p>
      <text:p text:style-name="P17">Но Кощей является частью сказочного мира, т.е. он может существовать только в пределах поля, которое генерирует Преобразователь в центре Острова. Это значит, что он не может выходить за пределы Острова. Это, конечно, не устраивает правительство. И тогда учёные предлагают использовать технологию, по которой сделан Преобразователь (или часть от него?) и сделать для Кощея собственный передвижной Преобразователь, <text:span text:style-name="T20">который был бы объединён с его телом</text:span>. Так родился <text:span text:style-name="T20">кибернетический</text:span> доспех Кощея. Учёные <text:span text:style-name="T20">смогли создать передвижную копию Преобразователя, но для его запуска необходимо колоссальное количество энергии. Эту энергию Кощей может получить в самом центре острова, там где находится Преобразователь. Именно там концентрация доброй сказочной энергии максимальна. Кощей преобразует её в злую, питается ею и использует чтобы запустить свой собственный преобразователь. И тогда он может выходить за пределы Острова. Это превращает его в совершенное оружие.</text:span></text:p>
      <text:p text:style-name="P19">Таким образом, идея учёных была создать оружие совместив знания, <text:span text:style-name="T24">полученные</text:span> из древних свитков и технологию Преобразователя. Это оружие должен был контролировать человек — носитель Иглы.</text:p>
      <text:p text:style-name="P21">Итак:</text:p>
      <text:p text:style-name="P41"><text:soft-page-break/>Кощей обладает способностью взаимодействовать с преобразователем реальности и изменять его воздействие (сказочная реальность становится миром зла). </text:p>
      <text:p text:style-name="P44">Кощей — часть мира Острова и за пределами Острова существовать не может.</text:p>
      <text:p text:style-name="P41"><text:span text:style-name="T28">Но Кощей может запустить собственный преобразователь реальности и получить </text:span>возможность <text:span text:style-name="T28">вырваться за пределы Острова.</text:span></text:p>
      <text:p text:style-name="P40">Кощей — злой модуль преобразователя, который может стать самостоятельным.</text:p>
      <text:p text:style-name="P43">Кощей это вирус для преобразователя.</text:p>
      <text:p text:style-name="P43">Кощей — зародыш нового мира.</text:p>
      <text:p text:style-name="P24"/>
      <text:p text:style-name="P5">Баба-Яга</text:p>
      <text:p text:style-name="P25">Баба-Яга — гениальный инженер-кибернетик. Она — персонаж с лихим прошлым: в юношестве возглавляла банду байкеров и вела раздольную жизнь. Впоследствии её увлечение кибернетикой взяло верх и она покинула банду, целиком посвятив себя любимому делу. </text:p>
      <text:p text:style-name="P27">Правительство пригласило её как ведущего специалиста для исследования Преобразователя и создания доспеха Кощея. Баба-Ягу не поставили в известность, что доспех создаётся, чтобы возродить Чёрного Бога. Параллельно (уже без участия Бабы Яги) ведутся разработки <text:s/>амулета, который усиливает связь Кощея с человеком — носителем Иглы.</text:p>
      <text:p text:style-name="P27">Незадолго до завершения проекта, Яга узнаёт о планах Правительства и отказывается продолжать разработки. Её протест игнорируется и она уходит из проекта. Разработки продолжаются без её участия.</text:p>
      <text:p text:style-name="P26">Баба-Яга полна решимости <text:span text:style-name="T30">помешать Правительству возродить Кощея. Она обращается к банде <text:s/>байкеров, которую она когда-то возглавляла и нанимает их, чтобы <text:s/>атаковать лабораторию, где ведутся разработки, связанные с возрождением Чёрного Бога. Банда направляется в лабораторию, чтобы уничтожить все материалы. Возглавляет банду преемница Бабы-Яги — Марья Моревна.</text:span></text:p>
      <text:p text:style-name="P5"/>
      <text:p text:style-name="P5"><text:span text:style-name="T29">Марья </text:span>Моревна</text:p>
      <text:p text:style-name="P28">Марья Моревна <text:span text:style-name="T31">в 16 лет стала главой банды байкеров, которую когда-то возглавляла Баба-Яга. У неё есть младшая сестра — Майя Моревна, которая тоже в банде. Их родители когда-то пропали без вести, и их приютила Баба Яга, которая стала им обоим наставницей. Потом Баба-Яга ушла из банды и Марья Моревна заняла её место.</text:span></text:p>
      <text:p text:style-name="P29">Получив задание атаковать лабораторию, Марья Моревна решительно ведёт всю свою банду в бой. Но они не рассчитали свои силы. Лаборатория хорошо охраняетеся и <text:span text:style-name="T32">случается бойня. В результате, погибает и охрана лаборатории и вся банда. В живых остаётся только Марья Моревна. Её сестра умирает у неё на руках. Моревна сама смертельно ранена и истекает кровью. В отчаянии, вместо того чтобы уничтожить амулет Иглы, она активирует его и становится смертью Кощея. Чёрный Бог пробуждается и вселяется в доспех. Кощей оживает. </text:span></text:p>
      <text:p text:style-name="P36">Моревна получает силу Кощея, её раны затягиваются и она остаётся жить. Но амулет, который она получила, остаётся незавершённым. Он позволяет черпать жизненную силу Кощея, но ментальная связь остаётся слишком слабой, чтобы им управлять. Поэтому контроль над Кощеем отсутствует и он действует по своей воле.</text:p>
      <text:p text:style-name="P32"><text:soft-page-break/><text:span text:style-name="T33">Наступают тёмные времена. </text:span>Кощей несёт хаос и разрушения по всему <text:span text:style-name="T33">О</text:span>строву.</text:p>
      <text:p text:style-name="P33"><text:span text:style-name="T33">Однажды </text:span>Моревна застаёт его врасплох, между ними происходит схватка и она, одолев Кощея, запирает его в подвале своего замка.</text:p>
      <text:p text:style-name="P34"><text:span text:style-name="T33">С этих пор н</text:span>а <text:span text:style-name="T33">Марью Моревну начинает</text:span> охот<text:span text:style-name="T33">и</text:span>тся Правительство, <text:span text:style-name="T33">которое</text:span> боится, что когда-нибудь Кощей снова вырвется на свободу и поэтому <text:s/>хотят уничтожить его как неудачный эксперимент. Поэтому они охотятся за Марьей Моревной, чтобы уби<text:span text:style-name="T33">т</text:span>ь её, <text:span text:style-name="T33">и тем самым убить Кощея.</text:span></text:p>
      <text:p text:style-name="P34">Проходит семь долгих лет. Моревна живёт под гнётом воспоминаний и бременем проклятия. И <text:span text:style-name="T33">вот, судьба сводит</text:span> её с Иваном Царевичем... <text:span text:style-name="T34">Здесь начинаются события сериала.</text:span></text:p>
      <text:p text:style-name="P35"/>
      <text:p text:style-name="P53"/>
      <text:p text:style-name="P18"/>
      <text:p text:style-name="P47"/>
      <text:p text:style-name="P57"><text:span text:style-name="T5">План Правительства.</text:span><text:span text:style-name="T3"> Использовать остров, чтобы разработать идеальное оружие. Правительство создаёт Кощея чтобы управлять им и с его помощью захватить Преобразователь (Кощей может это сделать, так как он часть мира Острова). После захвата Преобразователя Кощей сам может стать преобразователем и тогда его можно применять как оружие за пределами острова.</text:span></text:p>
      <text:p text:style-name="P39"><text:span text:style-name="T5">План Кощея </text:span><text:span text:style-name="T6">после освобождения</text:span><text:span text:style-name="T5">.</text:span><text:span text:style-name="T3"> Захватить преобразователь и превратить реальность Острова в свой мир — мир зла. Дальше он должен сам стать преобразователем и получить свободу действовать за пределами Острова. После этого он набирает силу, и расширяет своё поле (область воздействия), пока не закроет всю планету и станет владыкой нового мира.</text:span></text:p>
      <text:p text:style-name="P48"><text:span text:style-name="T6">План Правительства после освобождения Кощея.</text:span><text:span text:style-name="T4"> </text:span></text:p>
      <text:p text:style-name="P42">Так как над Кощеем нет контроля, то его необходимо уничтожить. Для этого надо убить Марью Моревну. Когда Кощей захватывает Моревну и ситуация окончательно выходит из под контроля то в качестве крайней меры они решают сбросить бомбу на Преобразователь. </text:p>
      <text:p text:style-name="P49"><text:span text:style-name="T7">Почему было не разбомбить преобразователь с самого начала когда эксперимент провалился, а не гоняться за Моревной?</text:span><text:span text:style-name="T8"> Изначально Правительство не может нанести вред Преобразователю - </text:span><text:span text:style-name="T21">слишком велика концентрация доброй сказочной энергии </text:span><text:span text:style-name="T23">возле</text:span><text:span text:style-name="T21"> </text:span><text:span text:style-name="T22">него</text:span><text:span text:style-name="T8">. Например, с</text:span><text:span text:style-name="T21">брошенную бомбу «по чистой случайности» сбивает стрелой какой-нибудь Емеля-Дурачок или она попадает в ворону или её даже просто снесёт ветром в болото к какой-нибудь кикиморе. Таким образом Преобразователь как бы сам себя защищает от воздействий извне. </text:span><text:span text:style-name="T8"><text:s/>Поэтому когда Кощей ещё заперт в подвале Моревны они предпочитают охотиться за Моревной, а не уничтожать преобразователь. Да и вообще уничтожать Преобразователь просто так им не выгодно, потому что у них множество планов использовать Остров в своих целях. Но когда преобразователь захватывает Кощей, то сказочная реальность вокруг превращается злую и значит его можно уничтожить оружием.</text:span></text:p>
      <text:p text:style-name="P22"/>
      <text:p text:style-name="P56">...</text:p>
      <text:p text:style-name="P20">В отчаянии Иван кается Моревне в том, что всё происходящее — его вина и просит позволить ему всё исправить. Моревна говорит что не винит его и счастлива быть с Иваном вместе. Они решают вместе прорваться сквозь заслон танков. Машина трансформируется, у неё появляются два руля и они вместе мчатся навстречу танкам. Танки открывают огонь, но Иван и Моревна ловко управляют машиной, в полном единении с ней и друг с другом. Но один снаряд летит прямо в машину и они не успевают увернуться. Тогда машина трансформируется снова, на этот раз в робота. Иван становится пилотом робота, а Моревна — в центре как источник энергии. Тут их настигает Кощей и Иван вынужден драться ещё и с ним. Кощей намного сильнее робота Ивана и оттесняет его обратно на остров. В этот момент Моревна обращается к Парню в Чёрном, между ними происходит разговор в котором Моревна кается перед ним и просит забрать её жизнь чтобы покончить со всем этим, ради того чтобы Иван остался жить. Парень в Чёрном забирает иглу из тела Моревны и Кощей тут же погибает.</text:p>
      <text:p text:style-name="P31">Иван выбирается из робота и обнаруживает бездыханное тело Моревны. В отчаяниион </text:p>
      <text:p text:style-name="P31"/>
      <text:list xml:id="list2770641494414682163" text:style-name="L1">
        <text:list-item>
          <text:p text:style-name="P60">Две лаборатории! Разработка иглы — в одной лаборатории, Доспех Кощея — в другой.</text:p>
        </text:list-item>
        <text:list-item>
          <text:p text:style-name="P61">В какие развалины приехал Иван? Там где доспех.</text:p>
        </text:list-item>
      </text:list>
      <text:p text:style-name="P30"/>
      <text:p text:style-name="P30"/>
      <text:p text:style-name="P30">…</text:p>
      <text:p text:style-name="P30"/>
      <text:p text:style-name="P37">...В этот момент Кощей догоняет машину и с размаху прыгает на крышу. Подхватывает машину и взлетает вместе с ней высоко в воздух. В воздухе Кощей разбивает стекло и выхватывает Моренву из салона.</text:p>
      <text:p text:style-name="P37">ИВАН: Да как ты смеешь! Я не позволю тебе!..</text:p>
      <text:p text:style-name="P37">КОЩЕЙ: (оглянувшись через плечо) Сгинь.</text:p>
      <text:p text:style-name="P37">Выстрел в Ивана. Лицо Ивана в недоумении и тут изображение разрывается на клочки.</text:p>
      <text:p text:style-name="P37">ИВАН: (за кадром) Как же так...</text:p>
      <text:p text:style-name="P37">Темнота.</text:p>
      <text:p text:style-name="P37">Удар магины об землю, она разлетается вдребезги.</text:p>
      <text:p text:style-name="P37">Марья Моревна в шоке смотрит на обломки машины. Медленный наезд.</text:p>
      <text:p text:style-name="P37">ГЗК: Это сказка о Маре Маревне, прекрасной королевне...</text:p>
      <text:p text:style-name="P37">или:</text:p>
      <text:p text:style-name="P37">ГЗК: Эта сказка называется "Марья Моревна Прекрасная Королевна"</text:p>
      <text:p text:style-name="P37"/>
      <text:p text:style-name="P37">…</text:p>
      <text:p text:style-name="P37"/>
      <text:p text:style-name="P38">И: Ты надолго?</text:p>
      <text:p text:style-name="P38"><text:soft-page-break/>М: Я обнаружила (ещё одну) (крупную) группировку солдат нподалёку от нашего замка. Они явно готовятся (собираются) атаковать и нужно нанести упреждающий удар. Так что я поехала, буду завтра утром.</text:p>
      <text:p text:style-name="P38">И: А я?</text:p>
      <text:p text:style-name="P38">М: А ты остаешься охранять замок. (А ты охраняй замок.) Ужин на плите, дрова в сарае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17:12:54</meta:creation-date>
    <dc:date>2017-01-27T18:22:00.160450802</dc:date>
    <meta:editing-duration>P2DT17H10M19S</meta:editing-duration>
    <meta:editing-cycles>103</meta:editing-cycles>
    <meta:generator>LibreOffice/5.1.4.2$Linux_X86_64 LibreOffice_project/10m0$Build-2</meta:generator>
    <meta:document-statistic meta:table-count="0" meta:image-count="0" meta:object-count="0" meta:page-count="8" meta:paragraph-count="79" meta:word-count="2436" meta:character-count="16715" meta:non-whitespace-character-count="14295"/>
  </office:meta>
</office:document-meta>
</file>